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9adb" officeooo:paragraph-rsid="000d9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treador Web e Aprendizagem de Máquina na criação de agregador para análise de características e preços de imóveis</text:p>
      <text:p text:style-name="P1"></text:p>
      <text:p text:style-name="P1">O trabalho será desenvolvido com base nos dados sobre imóveis adquiridos nos sites das imobiliárias através de um Rastreador Web e no uso da Aprendizagem de Máquina para análise. O documento detalha a criação, em linguagem de programação Python e interface de desenvolvimento Spyder, de um sistema agregador de informações sobre os imóveis, e dos algoritmos que o comporão. Para o desenvolvimento do Rastreador Web serão utilizadas as bibliotecas requests e BeautifulSoap para extração dos dados e da mysql.connector para armazenamento. A Aprendizagem de Máquina utiliza, além da programação de softwares, recursos matemáticos e estatísticos e o desenvolvimento dos seus algoritmos se dará por meio das bibliotecas científicas Scikit-learn, Pandas, Matplotlib e Numpy. Após o término do estudo espera-se êxito na criação do sistema agre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50:43.918351618</meta:creation-date>
    <dc:date>2018-03-12T16:53:22.376999309</dc:date>
    <meta:editing-duration>P0D</meta:editing-duration>
    <meta:editing-cycles>1</meta:editing-cycles>
    <meta:document-statistic meta:table-count="0" meta:image-count="0" meta:object-count="0" meta:page-count="1" meta:paragraph-count="3" meta:word-count="143" meta:character-count="969" meta:non-whitespace-character-count="817"/>
    <meta:generator>LibreOffice/4.2.8.2$Linux_x86 LibreOffice_project/420m0$Build-2</meta:generator>
  </office:meta>
</office:document-meta>
</file>